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000000300F3739741.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svg:stroke-width="0.03cm" svg:stroke-color="#00ff00" draw:marker-start-width="0.245cm" draw:marker-end-width="0.245cm" draw:fill="none" draw:textarea-horizontal-align="center" draw:textarea-vertical-align="middle" fo:padding-top="0.14cm" fo:padding-bottom="0.14cm" fo:padding-left="0.265cm" fo:padding-right="0.265cm"/>
    </style:style>
    <style:style style:name="gr5" style:family="graphic" style:parent-style-name="objectwithoutfill">
      <style:graphic-properties svg:stroke-width="0.03cm" svg:stroke-color="#00ff00" draw:marker-start-width="0.045cm" draw:marker-end-width="0.045cm" draw:fill="none" draw:textarea-horizontal-align="center" draw:textarea-vertical-align="middle" fo:padding-top="0.14cm" fo:padding-bottom="0.14cm" fo:padding-left="0.265cm" fo:padding-right="0.265cm"/>
    </style:style>
    <style:style style:name="gr6" style:family="graphic" style:parent-style-name="objectwithoutfill">
      <style:graphic-properties svg:stroke-width="0.03cm" svg:stroke-color="#008080" draw:fill="none" draw:textarea-horizontal-align="center" draw:textarea-vertical-align="middle" fo:padding-top="0.14cm" fo:padding-bottom="0.14cm" fo:padding-left="0.265cm" fo:padding-right="0.265cm"/>
    </style:style>
    <style:style style:name="gr7" style:family="graphic" style:parent-style-name="objectwithoutfill">
      <style:graphic-properties svg:stroke-width="0.03cm" svg:stroke-color="#ff00ff" draw:fill="none" draw:textarea-horizontal-align="center" draw:textarea-vertical-align="middle" fo:padding-top="0.14cm" fo:padding-bottom="0.14cm" fo:padding-left="0.265cm" fo:padding-right="0.265cm"/>
    </style:style>
    <style:style style:name="gr8" style:family="graphic" style:parent-style-name="objectwithoutfill">
      <style:graphic-properties svg:stroke-width="0.03cm" svg:stroke-color="#808000" draw:fill="none" draw:textarea-horizontal-align="center" draw:textarea-vertical-align="middle" fo:padding-top="0.14cm" fo:padding-bottom="0.14cm" fo:padding-left="0.265cm" fo:padding-right="0.265cm"/>
    </style:style>
    <style:style style:name="gr9" style:family="graphic" style:parent-style-name="objectwithoutfill">
      <style:graphic-properties svg:stroke-width="0.03cm" svg:stroke-color="#00ff00" draw:fill="none" draw:textarea-horizontal-align="center" draw:textarea-vertical-align="middle" fo:padding-top="0.14cm" fo:padding-bottom="0.14cm" fo:padding-left="0.265cm" fo:padding-right="0.265cm"/>
    </style:style>
    <style:style style:name="gr10" style:family="graphic" style:parent-style-name="objectwithoutfill">
      <style:graphic-properties svg:stroke-width="0.03cm" svg:stroke-color="#ff0000" draw:fill="none" draw:textarea-horizontal-align="center" draw:textarea-vertical-align="middle" fo:padding-top="0.14cm" fo:padding-bottom="0.14cm" fo:padding-left="0.265cm" fo:padding-right="0.265cm"/>
    </style:style>
    <style:style style:name="gr11" style:family="graphic" style:parent-style-name="objectwithoutfill">
      <style:graphic-properties svg:stroke-width="0.03cm" svg:stroke-color="#00ffff" draw:fill="none" draw:textarea-horizontal-align="center" draw:textarea-vertical-align="middle" fo:padding-top="0.14cm" fo:padding-bottom="0.14cm" fo:padding-left="0.265cm" fo:padding-right="0.265cm"/>
    </style:style>
    <style:style style:name="gr12" style:family="graphic" style:parent-style-name="objectwithoutfill">
      <style:graphic-properties svg:stroke-width="0.04cm" svg:stroke-color="#ffff00" draw:marker-start-width="0.215cm" draw:marker-end-width="0.215cm" draw:fill="none" draw:textarea-horizontal-align="center" draw:textarea-vertical-align="middle" fo:padding-top="0.145cm" fo:padding-bottom="0.145cm" fo:padding-left="0.27cm" fo:padding-right="0.27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text-properties fo:color="#0000ff"/>
    </style:style>
    <style:style style:name="P4" style:family="paragraph">
      <style:paragraph-properties fo:text-align="center"/>
      <style:text-properties fo:color="#0000ff"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connector draw:style-name="gr1" draw:text-style-name="P1" draw:layer="layout" svg:x1="28.2cm" svg:y1="9cm" svg:x2="28.2cm" svg:y2="9cm" svg:d="m28200 9000">
          <text:p/>
        </draw:connector>
        <draw:connector draw:style-name="gr1" draw:text-style-name="P1" draw:layer="layout" svg:x1="28.2cm" svg:y1="9cm" svg:x2="28.2cm" svg:y2="9cm" svg:d="m28200 9000">
          <text:p/>
        </draw:connector>
        <draw:frame draw:style-name="gr2" draw:text-style-name="P1" draw:layer="layout" svg:width="27.7cm" svg:height="18.999cm" svg:x="1cm" svg:y="1cm">
          <draw:image xlink:href="Pictures/100000000000040000000300F3739741.jpg" xlink:type="simple" xlink:show="embed" xlink:actuate="onLoad">
            <text:p/>
          </draw:image>
        </draw:frame>
        <draw:frame draw:style-name="gr3" draw:text-style-name="P2" draw:layer="layout" svg:width="0.739cm" svg:height="0.725cm" svg:x="17.261cm" svg:y="9.918cm">
          <draw:text-box>
            <text:p text:style-name="P2"><text:span text:style-name="T1">1</text:span></text:p>
          </draw:text-box>
        </draw:frame>
        <draw:frame draw:style-name="gr3" draw:text-style-name="P2" draw:layer="layout" svg:width="0.739cm" svg:height="0.725cm" svg:x="17.21cm" svg:y="9.157cm">
          <draw:text-box>
            <text:p text:style-name="P3"><text:span text:style-name="T1">2</text:span></text:p>
          </draw:text-box>
        </draw:frame>
        <draw:frame draw:style-name="gr3" draw:text-style-name="P2" draw:layer="layout" svg:width="0.739cm" svg:height="0.725cm" svg:x="17.161cm" svg:y="8.437cm">
          <draw:text-box>
            <text:p text:style-name="P2">3</text:p>
          </draw:text-box>
        </draw:frame>
        <draw:frame draw:style-name="gr3" draw:text-style-name="P2" draw:layer="layout" svg:width="0.739cm" svg:height="0.725cm" svg:x="17.062cm" svg:y="7.719cm">
          <draw:text-box>
            <text:p text:style-name="P2">4</text:p>
          </draw:text-box>
        </draw:frame>
        <draw:frame draw:style-name="gr3" draw:text-style-name="P2" draw:layer="layout" svg:width="0.739cm" svg:height="0.725cm" svg:x="12.78cm" svg:y="9.875cm">
          <draw:text-box>
            <text:p text:style-name="P2">5</text:p>
          </draw:text-box>
        </draw:frame>
        <draw:frame draw:style-name="gr3" draw:text-style-name="P2" draw:layer="layout" svg:width="0.739cm" svg:height="0.725cm" svg:x="12.807cm" svg:y="9.1cm">
          <draw:text-box>
            <text:p text:style-name="P2">6</text:p>
          </draw:text-box>
        </draw:frame>
        <draw:frame draw:style-name="gr3" draw:text-style-name="P2" draw:layer="layout" svg:width="0.739cm" svg:height="0.725cm" svg:x="12.838cm" svg:y="8.342cm">
          <draw:text-box>
            <text:p text:style-name="P2">7</text:p>
          </draw:text-box>
        </draw:frame>
        <draw:frame draw:style-name="gr3" draw:text-style-name="P2" draw:layer="layout" svg:width="0.739cm" svg:height="0.725cm" svg:x="17cm" svg:y="6.775cm">
          <draw:text-box>
            <text:p text:style-name="P2">8</text:p>
          </draw:text-box>
        </draw:frame>
        <draw:frame draw:style-name="gr3" draw:text-style-name="P2" draw:layer="layout" svg:width="0.739cm" svg:height="0.725cm" svg:x="10.342cm" svg:y="9.875cm">
          <draw:text-box>
            <text:p text:style-name="P2">9</text:p>
          </draw:text-box>
        </draw:frame>
        <draw:path draw:style-name="gr4" draw:text-style-name="P4" draw:layer="layout" svg:width="0.345cm" svg:height="0.755cm" svg:x="12.2cm" svg:y="9.202cm" svg:viewBox="0 0 346 756" svg:d="m339 756c35-146-61-276-130-391l-79-131-65-130-65-104">
          <text:p/>
        </draw:path>
        <draw:path draw:style-name="gr5" draw:text-style-name="P4" draw:layer="layout" svg:width="4.261cm" svg:height="2.121cm" svg:x="12.2cm" svg:y="7.838cm" svg:viewBox="0 0 4262 2122" svg:d="m0 2122c85-61 176-112 271-154 102-45 188-107 288-153 93-43 189-86 280-136 88-49 186-79 280-117 103-42 200-101 298-154 91-49 176-113 271-153 103-43 205-89 307-136 92-42 188-76 280-117 90-40 185-77 280-108 103-34 199-87 289-145 87-56 183-96 271-153s193-85 280-145c88-60 179-117 271-171 91-53 183-101 280-145 91-41 175-103 271-135h45">
          <text:p/>
        </draw:path>
        <draw:path draw:style-name="gr6" draw:text-style-name="P4" draw:layer="layout" svg:width="0.597cm" svg:height="1.218cm" svg:x="16.624cm" svg:y="8.795cm" svg:viewBox="0 0 598 1219" svg:d="m0 1219c100-51 206-97 289-172 81-73 192-109 235-225 34-91 23-181 27-271 4-93 59-174 45-271-15-101-64-206-162-244l-90-36v9">
          <text:p/>
        </draw:path>
        <draw:path draw:style-name="gr6" draw:text-style-name="P4" draw:layer="layout" svg:width="4.821cm" svg:height="0.649cm" svg:x="12.173cm" svg:y="10.023cm" svg:viewBox="0 0 4822 650" svg:d="m4822 0c-96 31-191 63-280 108-102 52-212 58-316 100-104 42-215 70-325 90-121 22-241 55-362 72-111 16-219 40-325 72-127 38-253 80-379 118-124 37-252 64-379 81-99 13-199 8-298 9-111 1-224-2-334 0-105 2-204-32-307-36-97-4-193-20-289-27-96-7-195-11-289-27-108-18-218-33-325-54-96-19-182-68-280-82-96-14-186-62-271-108l-63-36">
          <text:p/>
        </draw:path>
        <draw:path draw:style-name="gr7" draw:text-style-name="P4" draw:layer="layout" svg:width="0.197cm" svg:height="0.739cm" svg:x="16.381cm" svg:y="8.533cm" svg:viewBox="0 0 198 740" svg:d="m198 740c-80-67-105-173-144-270-38-94-52-180-54-271l45-91 63-90 18-18">
          <text:p/>
        </draw:path>
        <draw:path draw:style-name="gr7" draw:text-style-name="P4" draw:layer="layout" svg:width="4.685cm" svg:height="1.123cm" svg:x="12.2cm" svg:y="8.542cm" svg:viewBox="0 0 4686 1124" svg:d="m4686 0c-58 111-183 125-271 199-92 78-193 147-298 207-100 57-196 127-298 181-91 48-194 71-289 108-89 35-186 50-280 64-107 16-209 50-316 63-97 12-194 36-289 54-108 20-218 33-325 54-98 19-201 17-298 36-91 18-185 12-271 45-93 36-193 31-288 46-96 15-195-9-289 9-91 17-181 13-271 18s-180 19-271 18-181 27-271 18c-91-9-196 34-271-45l-90-82v-9">
          <text:p/>
        </draw:path>
        <draw:path draw:style-name="gr8" draw:text-style-name="P4" draw:layer="layout" svg:width="0.083cm" svg:height="0.767cm" svg:x="16.549cm" svg:y="9.571cm" svg:viewBox="0 0 84 768" svg:d="m84 768c-11-99-82-180-81-280 1-91-15-184 18-271l18-90 9-90 9-37">
          <text:p/>
        </draw:path>
        <draw:path draw:style-name="gr8" draw:text-style-name="P4" draw:layer="layout" svg:width="0.685cm" svg:height="1.48cm" svg:x="16.507cm" svg:y="8.127cm" svg:viewBox="0 0 686 1481" svg:d="m442 1481c81-78 120-185 172-280 47-86 51-186 63-280 12-93 9-187 9-280 0-91 2-182-9-271-15-118-144-125-225-163-101-47-210-61-308-108l-90-36-54-63">
          <text:p/>
        </draw:path>
        <draw:path draw:style-name="gr9" draw:text-style-name="P4" draw:layer="layout" svg:width="3.431cm" svg:height="3.439cm" svg:x="16.868cm" svg:y="7.821cm" svg:viewBox="0 0 3432 3440" svg:d="m0 0c107 44 197 119 289 189 108 82 218 167 325 253 94 76 196 140 298 208 105 70 159 175 244 262 91 94 184 191 262 298 70 97 152 187 217 289 66 104 170 182 235 289 63 103 131 198 207 289 75 90 158 174 226 270 70 99 148 195 226 289 74 90 192 132 280 208 87 76 130 203 226 271 97 69 129 195 252 226l91 72 54 27">
          <text:p/>
        </draw:path>
        <draw:path draw:style-name="gr7" draw:text-style-name="P4" draw:layer="layout" svg:width="4.108cm" svg:height="2.007cm" svg:x="16.995cm" svg:y="9.262cm" svg:viewBox="0 0 4109 2008" svg:d="m0 3c98-11 198 10 289 46 100 39 204 73 307 108 94 32 190 64 280 108 93 45 191 84 289 118 99 34 182 103 280 144 95 39 192 77 289 118 93 39 189 73 289 99 95 24 187 70 279 108 98 40 198 62 298 118 90 50 173 108 271 135 107 29 186 105 289 145 95 37 188 88 271 153 91 71 210 121 280 217 73 100 185 159 244 271l90 63 64 54">
          <text:p/>
        </draw:path>
        <draw:path draw:style-name="gr6" draw:text-style-name="P4" draw:layer="layout" svg:width="5.318cm" svg:height="2.457cm" svg:x="16.588cm" svg:y="8.839cm" svg:viewBox="0 0 5319 2458" svg:d="m0 2c98-9 198 10 289 45 93 36 194 38 289 72 104 37 216 56 325 82 95 23 192 43 289 63 94 19 190 29 280 72 91 43 189 72 280 118 86 44 178 81 271 117 94 37 192 66 289 99 110 37 224 76 325 136 100 60 212 59 307 126 85 60 209 35 289 108 86 79 200 77 298 145 85 59 187 100 289 126 98 25 185 76 280 109 103 36 207 80 298 144 89 63 173 140 271 190 99 51 185 123 280 180 101 61 196 135 271 226 60 73 91 173 99 271v27">
          <text:p/>
        </draw:path>
        <draw:path draw:style-name="gr8" draw:text-style-name="P4" draw:layer="layout" svg:width="5.661cm" svg:height="1cm" svg:x="17.085cm" svg:y="10.314cm" svg:viewBox="0 0 5662 1001" svg:d="m0 8c98-16 199-5 298 0 101 5 205-6 307 0 102 6 205 20 307 36 89 14 180 21 271 18 92-3 187-4 280 0s186-13 280-9c89 4 181-5 271 0 99 6 198-13 298-9 92 4 186 0 280 0 96 0 193-1 289 0 93 1 186 1 280 9 89 8 181 2 271 0s186-10 270 27c94 42 188 5 280 45 94 41 198 5 298 36 87 27 184 25 271 55 91 32 187 32 271 90 85 59 187 88 280 135 103 52 192 125 280 199 89 75 167 167 226 271l54 90v0">
          <text:p/>
        </draw:path>
        <draw:path draw:style-name="gr10" draw:text-style-name="P4" draw:layer="layout" svg:width="2.448cm" svg:height="3.706cm" svg:x="16.38cm" svg:y="6.325cm" svg:viewBox="0 0 2449 3707" svg:d="m1832 3707c100-77 218-135 290-243 79-119 137-251 206-374 72-129 112-277 112-421 0-150 34-308-28-449-46-104-72-217-140-308-76-102-107-221-169-328-63-109-107-226-168-336-52-94-120-184-140-290-20-108-103-184-141-281-40-103-111-182-158-280-50-104-114-202-234-252-104-44-198-124-309-131-98-7-193-20-290-10-96 9-193-11-289 38-92 46-212 52-281 140l-93 93 9 10">
          <text:p/>
        </draw:path>
        <draw:path draw:style-name="gr10" draw:text-style-name="P4" draw:layer="layout" svg:width="1.958cm" svg:height="2.392cm" svg:x="16.172cm" svg:y="6.872cm" svg:viewBox="0 0 1959 2393" svg:d="m1956 2393c-3-94 13-190-9-281-25-104-43-214-94-308-52-96-74-203-140-290-71-94-143-187-215-280-72-94-161-168-262-225-94-53-193-93-290-131-92-36-182-87-280-102-96-15-194-33-290-19-110 16-230-32-281-122-50-88-82-189-93-290-11-104 16-222 112-280l94-47 28-18">
          <text:p/>
        </draw:path>
        <draw:path draw:style-name="gr10" draw:text-style-name="P4" draw:layer="layout" svg:width="1.679cm" svg:height="1.382cm" svg:x="16.454cm" svg:y="7.171cm" svg:viewBox="0 0 1680 1383" svg:d="m1618 1383c67-79 75-191 47-280-32-103-70-205-141-290-77-92-179-158-280-215-100-56-196-122-281-196-82-71-184-109-280-150-92-39-190-42-281-93-86-48-192-49-280-94l-93-47-29-18">
          <text:p/>
        </draw:path>
        <draw:path draw:style-name="gr10" draw:text-style-name="P4" draw:layer="layout" svg:width="1.523cm" svg:height="0.423cm" svg:x="16.473cm" svg:y="7.433cm" svg:viewBox="0 0 1524 424" svg:d="m1524 420c-98 6-198 7-290-18-96-26-199-26-280-85-85-62-177-123-281-140-97-16-178-85-280-75-104 10-196-51-290-84h-93l-10-18">
          <text:p/>
        </draw:path>
        <draw:path draw:style-name="gr10" draw:text-style-name="P4" draw:layer="layout" svg:width="1.747cm" svg:height="1.504cm" svg:x="11.986cm" svg:y="8.489cm" svg:viewBox="0 0 1748 1505" svg:d="m1748 1505c-35-99-48-206-93-299-50-103-99-212-197-280-88-61-196-87-280-150-88-66-188-77-281-122-89-43-185-60-289-65-101-5-193-61-290-84-104-24-221-49-281-131-56-76-52-210 38-281l93-84 66-9">
          <text:p/>
        </draw:path>
        <draw:path draw:style-name="gr10" draw:text-style-name="P4" draw:layer="layout" svg:width="1.514cm" svg:height="0.448cm" svg:x="12.229cm" svg:y="8.788cm" svg:viewBox="0 0 1515 449" svg:d="m1515 449c-85-51-183-86-281-84s-199-3-290-38c-97-37-193-79-290-112-97-33-204-10-299-47s-193-68-280-121l-75-47">
          <text:p/>
        </draw:path>
        <draw:path draw:style-name="gr11" draw:text-style-name="P4" draw:layer="layout" svg:width="8.135cm" svg:height="3.205cm" svg:x="9.751cm" svg:y="6.731cm" svg:viewBox="0 0 8136 3206" svg:d="m0 3206c154-78 212-248 348-347 133-97 264-210 422-261 153-49 259-165 398-236 141-72 272-164 397-261 132-102 265-195 385-311 106-102 252-151 385-211 120-54 243-107 373-136 129-29 254-76 385-100 127-23 259-19 385-49 136-32 271-68 410-87 127-17 243-83 373-87 125-4 246-38 372-50 132-12 252-83 373-137 128-57 249-130 373-198s247-144 372-212c131-71 251-164 373-248 117-80 233-170 372-211 120-35 245-74 373-62 127 12 255 1 385 24 123 22 252 7 373 63 116 54 262-32 373 62l124 37h12">
          <text:p/>
        </draw:path>
        <draw:path draw:style-name="gr11" draw:text-style-name="P4" draw:layer="layout" svg:width="4.023cm" svg:height="1.926cm" svg:x="9.714cm" svg:y="8.333cm" svg:viewBox="0 0 4024 1927" svg:d="m0 1927c143-19 273-89 385-173 123-92 257-155 360-286 103-131 264-208 385-323 116-110 249-203 385-286 143-87 243-221 373-323 127-99 171-276 298-372 109-82 253-101 385-137 120-32 247-29 373-25 127 4 257-2 385 0 128 2 257-10 385 12l124 50 124 50 62 62">
          <text:p/>
        </draw:path>
        <draw:path draw:style-name="gr12" draw:text-style-name="P4" draw:layer="layout" svg:width="0.162cm" svg:height="0.943cm" svg:x="11.154cm" svg:y="10.273cm" svg:viewBox="0 0 163 944" svg:d="m162 0c7 125-21 249-38 373s-33 252-74 372l-37 124-13 75">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date>2018-04-04T17:37:51.76</dc:date>
    <meta:generator>OpenOffice.org/3.0$Win32 OpenOffice.org_project/300m15$Build-9379</meta:generator>
    <meta:editing-duration>PT05H52M43S</meta:editing-duration>
    <meta:editing-cycles>4</meta:editing-cycles>
    <meta:document-statistic meta:object-count="33"/>
    <meta:user-defined meta:name="Información 1"/>
    <meta:user-defined meta:name="Información 2"/>
    <meta:user-defined meta:name="Información 3"/>
    <meta:user-defined meta:name="Información 4"/>
  </office:meta>
</office:document-meta>
</file>